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7861in" fo:margin-left="-0.0208in" fo:margin-top="0in" fo:margin-bottom="0in" table:align="left" style:writing-mode="page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8486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1.7861in" fo:margin-left="-0.0208in" fo:margin-top="0in" fo:margin-bottom="0in" table:align="left" style:writing-mode="page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8486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Arial" officeooo:rsid="000d613b" officeooo:paragraph-rsid="000d613b"/>
    </style:style>
    <style:style style:name="P2" style:family="paragraph" style:parent-style-name="Standard">
      <style:text-properties style:font-name="Arial" officeooo:rsid="000d613b" officeooo:paragraph-rsid="0010836f"/>
    </style:style>
    <style:style style:name="P3" style:family="paragraph" style:parent-style-name="Standard">
      <style:text-properties style:font-name="Arial" officeooo:rsid="000d613b" officeooo:paragraph-rsid="0010d689"/>
    </style:style>
    <style:style style:name="P4" style:family="paragraph" style:parent-style-name="Standard">
      <style:text-properties style:font-name="Arial" officeooo:rsid="000d613b" officeooo:paragraph-rsid="001179e8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officeooo:rsid="000d613b" officeooo:paragraph-rsid="000d613b" style:font-size-asian="26pt" style:font-size-complex="26pt"/>
    </style:style>
    <style:style style:name="P6" style:family="paragraph" style:parent-style-name="Standard">
      <style:text-properties style:font-name="Arial" officeooo:rsid="000f1b56" officeooo:paragraph-rsid="000f1b56"/>
    </style:style>
    <style:style style:name="P7" style:family="paragraph" style:parent-style-name="Standard">
      <style:text-properties style:font-name="Arial" officeooo:rsid="0010836f" officeooo:paragraph-rsid="0010836f"/>
    </style:style>
    <style:style style:name="P8" style:family="paragraph" style:parent-style-name="Standard">
      <style:text-properties style:font-name="Arial" officeooo:rsid="0010836f" officeooo:paragraph-rsid="0010d689"/>
    </style:style>
    <style:style style:name="P9" style:family="paragraph" style:parent-style-name="Standard">
      <style:text-properties style:font-name="Arial" fo:font-weight="bold" officeooo:rsid="0010836f" officeooo:paragraph-rsid="0010836f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Arial" fo:font-weight="bold" officeooo:rsid="0010836f" officeooo:paragraph-rsid="0010836f" style:font-weight-asian="bold" style:font-weight-complex="bold"/>
    </style:style>
    <style:style style:name="P11" style:family="paragraph" style:parent-style-name="Standard">
      <style:text-properties style:font-name="Arial" fo:font-weight="bold" officeooo:rsid="000d613b" officeooo:paragraph-rsid="000d613b" style:font-weight-asian="bold" style:font-weight-complex="bold"/>
    </style:style>
    <style:style style:name="P12" style:family="paragraph" style:parent-style-name="Standard">
      <style:paragraph-properties fo:break-before="page"/>
      <style:text-properties style:font-name="Arial" fo:font-weight="bold" officeooo:rsid="000d613b" officeooo:paragraph-rsid="000d613b" style:font-weight-asian="bold" style:font-weight-complex="bold"/>
    </style:style>
    <style:style style:name="P13" style:family="paragraph" style:parent-style-name="Standard">
      <style:text-properties style:font-name="Arial" fo:font-weight="bold" officeooo:rsid="000f1b56" officeooo:paragraph-rsid="000f1b56" style:font-weight-asian="bold" style:font-weight-complex="bold"/>
    </style:style>
    <style:style style:name="P14" style:family="paragraph" style:parent-style-name="Standard">
      <style:text-properties style:font-name="Arial" fo:font-weight="bold" officeooo:rsid="000f1b56" officeooo:paragraph-rsid="001179e8" style:font-weight-asian="bold" style:font-weight-complex="bold"/>
    </style:style>
    <style:style style:name="P15" style:family="paragraph" style:parent-style-name="Standard">
      <style:text-properties style:font-name="Arial" fo:font-weight="bold" officeooo:rsid="0010d689" officeooo:paragraph-rsid="0010d689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Arial" fo:font-weight="bold" officeooo:rsid="0010d689" officeooo:paragraph-rsid="0010d689" style:font-weight-asian="bold" style:font-weight-complex="bold"/>
    </style:style>
    <style:style style:name="P17" style:family="paragraph" style:parent-style-name="Standard">
      <style:text-properties style:font-name="Arial" fo:font-weight="bold" officeooo:rsid="001179e8" officeooo:paragraph-rsid="001179e8" style:font-weight-asian="bold" style:font-weight-complex="bold"/>
    </style:style>
    <style:style style:name="P18" style:family="paragraph" style:parent-style-name="Standard">
      <style:text-properties style:font-name="Arial" officeooo:rsid="0010d689" officeooo:paragraph-rsid="0010d689"/>
    </style:style>
    <style:style style:name="P19" style:family="paragraph" style:parent-style-name="Standard">
      <style:text-properties style:font-name="Arial" officeooo:rsid="001179e8" officeooo:paragraph-rsid="001179e8"/>
    </style:style>
    <style:style style:name="P20" style:family="paragraph" style:parent-style-name="Standard" style:list-style-name="L1">
      <style:text-properties style:font-name="Arial" officeooo:rsid="000d613b" officeooo:paragraph-rsid="000d613b"/>
    </style:style>
    <style:style style:name="P21" style:family="paragraph" style:parent-style-name="Standard" style:list-style-name="L2">
      <style:text-properties style:font-name="Arial" officeooo:rsid="000d613b" officeooo:paragraph-rsid="000d613b"/>
    </style:style>
    <style:style style:name="P22" style:family="paragraph" style:parent-style-name="Standard" style:list-style-name="L3">
      <style:paragraph-properties fo:break-before="page"/>
      <style:text-properties style:font-name="Arial" officeooo:rsid="000d613b" officeooo:paragraph-rsid="000d613b"/>
    </style:style>
    <style:style style:name="P23" style:family="paragraph" style:parent-style-name="Standard">
      <style:text-properties style:font-name="Arial" officeooo:rsid="000d613b" officeooo:paragraph-rsid="0015201c"/>
    </style:style>
    <style:style style:name="P24" style:family="paragraph" style:parent-style-name="Standard">
      <style:text-properties style:font-name="Arial" officeooo:rsid="001179e8" officeooo:paragraph-rsid="001179e8"/>
    </style:style>
    <style:style style:name="P25" style:family="paragraph" style:parent-style-name="Standard">
      <style:paragraph-properties fo:break-before="page"/>
      <style:text-properties style:font-name="Arial" officeooo:rsid="0015201c" officeooo:paragraph-rsid="0015201c"/>
    </style:style>
    <style:style style:name="P26" style:family="paragraph" style:parent-style-name="Standard">
      <style:text-properties style:font-name="Arial" officeooo:rsid="0015201c" officeooo:paragraph-rsid="0015201c"/>
    </style:style>
    <style:style style:name="P27" style:family="paragraph" style:parent-style-name="Standard">
      <style:text-properties style:font-name="Arial" officeooo:rsid="0010836f" officeooo:paragraph-rsid="0015201c"/>
    </style:style>
    <style:style style:name="P28" style:family="paragraph" style:parent-style-name="Standard">
      <style:text-properties style:font-name="Arial" fo:font-weight="bold" officeooo:rsid="000d613b" officeooo:paragraph-rsid="0015201c" style:font-weight-asian="bold" style:font-weight-complex="bold"/>
    </style:style>
    <style:style style:name="P29" style:family="paragraph" style:parent-style-name="Standard">
      <style:text-properties style:font-name="Arial" fo:font-weight="bold" officeooo:rsid="001179e8" officeooo:paragraph-rsid="0015201c" style:font-weight-asian="bold" style:font-weight-complex="bold"/>
    </style:style>
    <style:style style:name="P30" style:family="paragraph" style:parent-style-name="Standard">
      <style:text-properties style:font-name="Arial" fo:font-weight="bold" officeooo:rsid="000f1b56" officeooo:paragraph-rsid="0015201c" style:font-weight-asian="bold" style:font-weight-complex="bold"/>
    </style:style>
    <style:style style:name="P31" style:family="paragraph" style:parent-style-name="Standard">
      <style:text-properties style:font-name="Arial" fo:font-weight="bold" officeooo:rsid="0010836f" officeooo:paragraph-rsid="0015201c" style:font-weight-asian="bold" style:font-weight-complex="bold"/>
    </style:style>
    <style:style style:name="P32" style:family="paragraph" style:parent-style-name="Standard">
      <style:text-properties style:font-name="Arial" officeooo:rsid="000f1b56" officeooo:paragraph-rsid="0015201c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officeooo:paragraph-rsid="0015201c"/>
    </style:style>
    <style:style style:name="P35" style:family="paragraph" style:parent-style-name="Standard">
      <style:text-properties officeooo:paragraph-rsid="0015201c"/>
    </style:style>
    <style:style style:name="T1" style:family="text">
      <style:text-properties officeooo:rsid="000f1b56"/>
    </style:style>
    <style:style style:name="T2" style:family="text">
      <style:text-properties officeooo:rsid="0010836f"/>
    </style:style>
    <style:style style:name="T3" style:family="text">
      <style:text-properties officeooo:rsid="0010d6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79e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209b"/>
    </style:style>
    <style:style style:name="T8" style:family="text">
      <style:text-properties officeooo:rsid="0015201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r Guide</text:p>
      <text:p text:style-name="P1"/>
      <text:p text:style-name="P1"/>
      <text:list text:style-name="L1">
        <text:list-item>
          <text:p text:style-name="P20">Endpoints &amp; request methods</text:p>
        </text:list-item>
      </text:list>
      <text:p text:style-name="P1"/>
      <text:p text:style-name="P1">At present the API supports has 4 distinct endpoints:</text:p>
      <text:p text:style-name="P1"/>
      <text:list text:style-name="L2">
        <text:list-item>
          <text:p text:style-name="P21">../ <text:s/><text:tab/><text:tab/><text:tab/><text:tab/>→ “sports”</text:p>
        </text:list-item>
        <text:list-item>
          <text:p text:style-name="P21">../sport_slug<text:tab/><text:tab/><text:tab/>→ “events”</text:p>
        </text:list-item>
        <text:list-item>
          <text:p text:style-name="P21">../sport_slug/event_slug <text:s text:c="2"/><text:tab/>→ “selections”</text:p>
        </text:list-item>
        <text:list-item>
          <text:p text:style-name="P21">../search<text:tab/><text:tab/><text:tab/>→ “search”</text:p>
        </text:list-item>
      </text:list>
      <text:p text:style-name="P1"/>
      <text:p text:style-name="P1">The sports, events and selections accept 3 methods: GET, POST, PATCH, and all expect JSON to be sent, a blank body returns bad data. Search accepts only GET, and also expects a JSON body.</text:p>
      <text:p text:style-name="P1"/>
      <text:p text:style-name="P1"/>
      <text:list text:style-name="L3">
        <text:list-item>
          <text:p text:style-name="P22">Requests &amp; expected behavior:</text:p>
        </text:list-item>
      </text:list>
      <text:p text:style-name="P1"/>
      <text:p text:style-name="P1"/>
      <text:p text:style-name="P1"/>
      <text:p text:style-name="P11">ALL EXCEPT SEARCH</text:p>
      <text:p text:style-name="P1"/>
      <text:p text:style-name="P1">GET - Empty JSON</text:p>
      <text:p text:style-name="P1"><text:span text:style-name="T4">Expected Body:</text:span> {}</text:p>
      <text:p text:style-name="P1"><text:span text:style-name="T4">Result:</text:span> if no conflict is found it will return 200 &amp; list with all sports/events/selections</text:p>
      <text:p text:style-name="P1"><text:span text:style-name="T4">Eg:</text:span> {}</text:p>
      <text:p text:style-name="P1"/>
      <text:p text:style-name="P1">GET – With JSON in correct format</text:p>
      <text:p text:style-name="P1"/>
      <text:p text:style-name="P11">Expected Body:</text:p>
      <text:p text:style-name="P1">{</text:p>
      <text:p text:style-name="P1">"<text:span text:style-name="T1">n</text:span>":{</text:p>
      <text:p text:style-name="P1"><text:s text:c="8"/>"table":table,</text:p>
      <text:p text:style-name="P1"><text:s text:c="8"/>"column":column,</text:p>
      <text:p text:style-name="P1"><text:s text:c="8"/>"operator":operator,</text:p>
      <text:p text:style-name="P1"><text:s text:c="8"/>"value":value,</text:p>
      <text:p text:style-name="P1"><text:s text:c="8"/>"next":next</text:p>
      <text:p text:style-name="P1"><text:s text:c="8"/>},</text:p>
      <text:p text:style-name="P2">"<text:span text:style-name="T1">n</text:span><text:span text:style-name="T2">+1</text:span>":{</text:p>
      <text:p text:style-name="P2"><text:s text:c="8"/>"table":table,</text:p>
      <text:p text:style-name="P2"><text:s text:c="8"/>"column":column,</text:p>
      <text:p text:style-name="P2"><text:s text:c="8"/>"operator":operator,</text:p>
      <text:p text:style-name="P2"><text:s text:c="8"/>"value":value,</text:p>
      <text:p text:style-name="P2"><text:s text:c="8"/>"next":next</text:p>
      <text:p text:style-name="P2"><text:s text:c="8"/>}</text:p>
      <text:p text:style-name="P1">}</text:p>
      <text:p text:style-name="P1"/>
      <text:p text:style-name="P17">Result: <text:span text:style-name="T6">Returns all matching selections/selections</text:span></text:p>
      <text:p text:style-name="P1"/>
      <text:p text:style-name="P13">Parameterized Arg<text:span text:style-name="T3">ument</text:span>s:</text:p>
      <text:p text:style-name="P6">operator: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Expected</text:p>
          </table:table-cell>
          <table:table-cell table:style-name="Table1.A1" office:value-type="string">
            <text:p text:style-name="P33">Result in query</text:p>
          </table:table-cell>
        </table:table-row>
        <table:table-row table:style-name="Table1.1">
          <table:table-cell table:style-name="Table1.A1" office:value-type="string">
            <text:p text:style-name="P33">equ</text:p>
          </table:table-cell>
          <table:table-cell table:style-name="Table1.A1" office:value-type="string">
            <text:p text:style-name="P33">=</text:p>
          </table:table-cell>
        </table:table-row>
        <table:table-row table:style-name="Table1.1">
          <table:table-cell table:style-name="Table1.A1" office:value-type="string">
            <text:p text:style-name="P33">not</text:p>
          </table:table-cell>
          <table:table-cell table:style-name="Table1.A1" office:value-type="string">
            <text:p text:style-name="P33">&lt;&gt;</text:p>
          </table:table-cell>
        </table:table-row>
        <table:table-row table:style-name="Table1.1">
          <table:table-cell table:style-name="Table1.A1" office:value-type="string">
            <text:p text:style-name="P33">grt</text:p>
          </table:table-cell>
          <table:table-cell table:style-name="Table1.A1" office:value-type="string">
            <text:p text:style-name="P33">&gt;</text:p>
          </table:table-cell>
        </table:table-row>
        <table:table-row table:style-name="Table1.1">
          <table:table-cell table:style-name="Table1.A1" office:value-type="string">
            <text:p text:style-name="P33">gqu</text:p>
          </table:table-cell>
          <table:table-cell table:style-name="Table1.A1" office:value-type="string">
            <text:p text:style-name="P33">&gt;=</text:p>
          </table:table-cell>
        </table:table-row>
        <table:table-row table:style-name="Table1.1">
          <table:table-cell table:style-name="Table1.A1" office:value-type="string">
            <text:p text:style-name="P33">lss</text:p>
          </table:table-cell>
          <table:table-cell table:style-name="Table1.A1" office:value-type="string">
            <text:p text:style-name="P33">&lt;</text:p>
          </table:table-cell>
        </table:table-row>
        <table:table-row table:style-name="Table1.1">
          <table:table-cell table:style-name="Table1.A1" office:value-type="string">
            <text:p text:style-name="P33">lqu</text:p>
          </table:table-cell>
          <table:table-cell table:style-name="Table1.A1" office:value-type="string">
            <text:p text:style-name="P33">&lt;=</text:p>
          </table:table-cell>
        </table:table-row>
      </table:table>
      <text:p text:style-name="Standard"/>
      <text:p text:style-name="P6">table:</text:p>
      <text:p text:style-name="P6">one of: “sports”, “events”, “selections”</text:p>
      <text:p text:style-name="P6"/>
      <text:p text:style-name="P6">column:</text:p>
      <text:p text:style-name="P6">needs to be valid as per table selections <text:span text:style-name="T5">or table metrics:</text:span></text:p>
      <text:p text:style-name="P6"/>
      <text:p text:style-name="P6">next:</text:p>
      <text:p text:style-name="P6"><text:soft-page-break/>either “E<text:span text:style-name="T2">ND</text:span>”, “<text:span text:style-name="T2">AND</text:span>”, “<text:span text:style-name="T2">OR”</text:span></text:p>
      <text:p text:style-name="P7">END finished query, AND &amp; OR set next operation mode</text:p>
      <text:p text:style-name="P1"/>
      <text:p text:style-name="P7"><text:span text:style-name="T4">Commentary: </text:span>Any n number of filters can be used, the last one <text:span text:style-name="T3">must</text:span> be END. <text:span text:style-name="T3">It is also worth to keep in mind that “table” refers to the table where the column you are filtering belongs to.</text:span></text:p>
      <text:p text:style-name="P7"/>
      <text:p text:style-name="P7">PATCH</text:p>
      <text:p text:style-name="P7"/>
      <text:p text:style-name="P7"><text:span text:style-name="T4">Expected Body:</text:span> </text:p>
      <text:p text:style-name="P7">{</text:p>
      <text:p text:style-name="P7"><text:s text:c="4"/>"id":id,</text:p>
      <text:p text:style-name="P7"><text:s text:c="4"/>"columns":[col, col1],</text:p>
      <text:p text:style-name="P7"><text:s text:c="4"/>"values":[val, val1]</text:p>
      <text:p text:style-name="P7">}</text:p>
      <text:p text:style-name="P7"/>
      <text:p text:style-name="P7"><text:span text:style-name="T4">Result:</text:span> Will update all columns with the matching value, <text:span text:style-name="T8">the endpoint determines which table is going to be updated</text:span>.</text:p>
      <text:p text:style-name="P7"/>
      <text:p text:style-name="P9">Eg:</text:p>
      <text:p text:style-name="P7">{</text:p>
      <text:p text:style-name="P7"><text:s text:c="4"/>"id":1,</text:p>
      <text:p text:style-name="P7"><text:s text:c="4"/>"columns":["name", "slug"],</text:p>
      <text:p text:style-name="P7"><text:s text:c="4"/>"values":["soccer", "soccer"]</text:p>
      <text:p text:style-name="P7">}</text:p>
      <text:p text:style-name="P7"/>
      <text:p text:style-name="P7"><text:span text:style-name="T4">Commentary:</text:span> Updating Primary Keys cascades automatically, same applies for columns that determine if events/selections are active.</text:p>
      <text:p text:style-name="P7"/>
      <text:p text:style-name="P11"/>
      <text:p text:style-name="P12">SPORTS</text:p>
      <text:p text:style-name="P1"/>
      <text:p text:style-name="P1">POST</text:p>
      <text:p text:style-name="P1"><text:span text:style-name="T4">Expected Body:</text:span> {“name”:name}</text:p>
      <text:p text:style-name="P1"><text:span text:style-name="T4">Result:</text:span> if no conflict is found it will return 200 {“status”:”success”}</text:p>
      <text:p text:style-name="P1"><text:span text:style-name="T4">Eg:</text:span> {“name”:”football”}</text:p>
      <text:p text:style-name="P1"/>
      <text:p text:style-name="P9"/>
      <text:p text:style-name="P10">EVENTS</text:p>
      <text:p text:style-name="P7"/>
      <text:p text:style-name="P2">POST</text:p>
      <text:p text:style-name="P2"><text:span text:style-name="T4">Expected Body:</text:span> </text:p>
      <text:p text:style-name="P2">{</text:p>
      <text:p text:style-name="P2"><text:s text:c="4"/>"name":<text:span text:style-name="T2">name</text:span>,</text:p>
      <text:p text:style-name="P2"><text:s text:c="4"/>"kind":<text:span text:style-name="T2">kind</text:span>,</text:p>
      <text:p text:style-name="P2"><text:s text:c="4"/>"scheduled_start":<text:span text:style-name="T3">str_iso_8601</text:span>,</text:p>
      <text:p text:style-name="P2"><text:s text:c="4"/>"status":<text:span text:style-name="T3">status</text:span>,</text:p>
      <text:p text:style-name="P2"><text:s text:c="4"/>"active":<text:span text:style-name="T3">bool</text:span></text:p>
      <text:p text:style-name="P2">}</text:p>
      <text:p text:style-name="P2"/>
      <text:p text:style-name="P2"><text:span text:style-name="T4">Result:</text:span> if no conflict is found it will return 200 {“status”:”success”}</text:p>
      <text:p text:style-name="P2"><text:span text:style-name="T4"/></text:p>
      <text:p text:style-name="P2"><text:span text:style-name="T4">Eg:</text:span> </text:p>
      <text:p text:style-name="P2">{</text:p>
      <text:p text:style-name="P2"><text:s text:c="4"/>"name":"corinthians x palmeiras",</text:p>
      <text:p text:style-name="P2"><text:s text:c="4"/>"kind":"inplay",</text:p>
      <text:p text:style-name="P2"><text:s text:c="4"/>"scheduled_start":"2025-05-29 14:16:00",</text:p>
      <text:p text:style-name="P2"><text:s text:c="4"/>"status":"pending",</text:p>
      <text:p text:style-name="P2"><text:s text:c="4"/>"active":false</text:p>
      <text:p text:style-name="P2">}</text:p>
      <text:p text:style-name="P14"/>
      <text:p text:style-name="P14">Parameterized Arg<text:span text:style-name="T3">ument</text:span>s:</text:p>
      <text:p text:style-name="P19">kind: either “preplay” or “inplay”</text:p>
      <text:p text:style-name="P19">status: one of "pending", "started", "ended", "cancelled"</text:p>
      <text:p text:style-name="P14"/>
      <text:p text:style-name="P18"><text:span text:style-name="T4">Commentary:</text:span> Please note the column name “type” from the project has been changed to “kind”, to prevent confusion. <text:span text:style-name="T7">Active cascades back into sport</text:span></text:p>
      <text:p text:style-name="P15"/>
      <text:p text:style-name="P16"><text:span text:style-name="T5">S</text:span>ELECTIONS</text:p>
      <text:p text:style-name="P8"/>
      <text:p text:style-name="P3">POST</text:p>
      <text:p text:style-name="P3"/>
      <text:p text:style-name="P3"><text:span text:style-name="T4">Expected Body:</text:span> </text:p>
      <text:p text:style-name="P3">{</text:p>
      <text:p text:style-name="P3"><text:s text:c="4"/>"name":<text:span text:style-name="T2">name</text:span>,</text:p>
      <text:p text:style-name="P3"><text:s text:c="4"/>"<text:span text:style-name="T5">outcome</text:span>":<text:span text:style-name="T5">outcome</text:span>,</text:p>
      <text:p text:style-name="P3"><text:s text:c="4"/>"<text:span text:style-name="T5">price”:price</text:span>,</text:p>
      <text:p text:style-name="P3"><text:s text:c="4"/>"active":<text:span text:style-name="T3">bool</text:span></text:p>
      <text:p text:style-name="P3">}</text:p>
      <text:p text:style-name="P3"/>
      <text:p text:style-name="P3"><text:span text:style-name="T4">Result:</text:span> if no conflict is found it will return 200 {“status”:”success”}</text:p>
      <text:p text:style-name="P3"/>
      <text:p text:style-name="P3"><text:span text:style-name="T4">Eg:</text:span> </text:p>
      <text:p text:style-name="P4">{</text:p>
      <text:p text:style-name="P4"><text:s text:c="4"/>"name":”<text:span text:style-name="T5">2x0 corinthians</text:span>”,</text:p>
      <text:p text:style-name="P4"><text:s text:c="4"/>"<text:span text:style-name="T5">outcome</text:span>":”<text:span text:style-name="T5">win</text:span>”,</text:p>
      <text:p text:style-name="P4"><text:s text:c="4"/>"<text:span text:style-name="T5">price”:25.38</text:span>,</text:p>
      <text:p text:style-name="P4"><text:s text:c="4"/>"active":<text:span text:style-name="T3">bool</text:span></text:p>
      <text:p text:style-name="P4">}</text:p>
      <text:p text:style-name="P4"/>
      <text:p text:style-name="P14">Parameterized Arg<text:span text:style-name="T3">ument</text:span>s:</text:p>
      <text:p text:style-name="P19">status: one of "unsettled", "void", "lose", "win"</text:p>
      <text:p text:style-name="P19"/>
      <text:p text:style-name="P25">SEARCH</text:p>
      <text:p text:style-name="P26">GET</text:p>
      <text:p text:style-name="P23"/>
      <text:p text:style-name="P28">Expected Body:</text:p>
      <text:p text:style-name="P23">{</text:p>
      <text:p text:style-name="P23">“<text:span text:style-name="T8">table</text:span>”:<text:span text:style-name="T8">table,</text:span></text:p>
      <text:p text:style-name="P23">"<text:span text:style-name="T1">n</text:span>":{</text:p>
      <text:p text:style-name="P23"><text:s text:c="8"/>"table":table,</text:p>
      <text:p text:style-name="P23"><text:s text:c="8"/>"column":column,</text:p>
      <text:p text:style-name="P23"><text:s text:c="8"/>"operator":operator,</text:p>
      <text:p text:style-name="P23"><text:s text:c="8"/>"value":value,</text:p>
      <text:p text:style-name="P23"><text:s text:c="8"/>"next":next</text:p>
      <text:p text:style-name="P23"><text:s text:c="8"/>},</text:p>
      <text:p text:style-name="P23">"<text:span text:style-name="T1">n</text:span><text:span text:style-name="T2">+1</text:span>":{</text:p>
      <text:p text:style-name="P23"><text:s text:c="8"/>"table":table,</text:p>
      <text:p text:style-name="P23"><text:s text:c="8"/>"column":column,</text:p>
      <text:p text:style-name="P23"><text:s text:c="8"/>"operator":operator,</text:p>
      <text:p text:style-name="P23"><text:s text:c="8"/>"value":value,</text:p>
      <text:p text:style-name="P23"><text:s text:c="8"/>"next":next</text:p>
      <text:p text:style-name="P23"><text:s text:c="8"/>}</text:p>
      <text:p text:style-name="P23">}</text:p>
      <text:p text:style-name="P23"/>
      <text:p text:style-name="P29">Result: <text:span text:style-name="T6">Returns all matching selections/selections</text:span></text:p>
      <text:p text:style-name="P23"/>
      <text:p text:style-name="P30">Parameterized Arg<text:span text:style-name="T3">ument</text:span>s:</text:p>
      <text:p text:style-name="P32">operator:</text:p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Expected</text:p>
          </table:table-cell>
          <table:table-cell table:style-name="Table2.A1" office:value-type="string">
            <text:p text:style-name="P34">Result in query</text:p>
          </table:table-cell>
        </table:table-row>
        <table:table-row table:style-name="Table2.1">
          <table:table-cell table:style-name="Table2.A1" office:value-type="string">
            <text:p text:style-name="P34">equ</text:p>
          </table:table-cell>
          <table:table-cell table:style-name="Table2.A1" office:value-type="string">
            <text:p text:style-name="P34">=</text:p>
          </table:table-cell>
        </table:table-row>
        <table:table-row table:style-name="Table2.1">
          <table:table-cell table:style-name="Table2.A1" office:value-type="string">
            <text:p text:style-name="P34">not</text:p>
          </table:table-cell>
          <table:table-cell table:style-name="Table2.A1" office:value-type="string">
            <text:p text:style-name="P34">&lt;&gt;</text:p>
          </table:table-cell>
        </table:table-row>
        <table:table-row table:style-name="Table2.1">
          <table:table-cell table:style-name="Table2.A1" office:value-type="string">
            <text:p text:style-name="P34">grt</text:p>
          </table:table-cell>
          <table:table-cell table:style-name="Table2.A1" office:value-type="string">
            <text:p text:style-name="P34">&gt;</text:p>
          </table:table-cell>
        </table:table-row>
        <table:table-row table:style-name="Table2.1">
          <table:table-cell table:style-name="Table2.A1" office:value-type="string">
            <text:p text:style-name="P34">gqu</text:p>
          </table:table-cell>
          <table:table-cell table:style-name="Table2.A1" office:value-type="string">
            <text:p text:style-name="P34">&gt;=</text:p>
          </table:table-cell>
        </table:table-row>
        <table:table-row table:style-name="Table2.1">
          <table:table-cell table:style-name="Table2.A1" office:value-type="string">
            <text:p text:style-name="P34">lss</text:p>
          </table:table-cell>
          <table:table-cell table:style-name="Table2.A1" office:value-type="string">
            <text:p text:style-name="P34">&lt;</text:p>
          </table:table-cell>
        </table:table-row>
        <table:table-row table:style-name="Table2.1">
          <table:table-cell table:style-name="Table2.A1" office:value-type="string">
            <text:p text:style-name="P34">lqu</text:p>
          </table:table-cell>
          <table:table-cell table:style-name="Table2.A1" office:value-type="string">
            <text:p text:style-name="P34">&lt;=</text:p>
          </table:table-cell>
        </table:table-row>
      </table:table>
      <text:p text:style-name="P35"/>
      <text:p text:style-name="P32">table:</text:p>
      <text:p text:style-name="P32">one of: “sports”, “events”, “selections”</text:p>
      <text:p text:style-name="P32"/>
      <text:p text:style-name="P32">column:</text:p>
      <text:p text:style-name="P32">needs to be valid as per table selections <text:span text:style-name="T5">or table metrics:</text:span></text:p>
      <text:p text:style-name="P32"/>
      <text:p text:style-name="P32">next:</text:p>
      <text:p text:style-name="P32">either “E<text:span text:style-name="T2">ND</text:span>”, “<text:span text:style-name="T2">AND</text:span>”, “<text:span text:style-name="T2">OR”</text:span></text:p>
      <text:p text:style-name="P27">END finished query, AND &amp; OR set next operation mode</text:p>
      <text:p text:style-name="P23"/>
      <text:p text:style-name="P27"><text:span text:style-name="T4">Commentary: </text:span>Any n number of filters can be used, the last one <text:span text:style-name="T3">must</text:span> be EN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02:05:38.031430217</meta:creation-date>
    <dc:date>2024-06-10T13:34:08.877735342</dc:date>
    <meta:editing-duration>PT29M31S</meta:editing-duration>
    <meta:editing-cycles>5</meta:editing-cycles>
    <meta:generator>LibreOffice/24.2.3.2$Linux_X86_64 LibreOffice_project/420$Build-2</meta:generator>
    <meta:document-statistic meta:table-count="2" meta:image-count="0" meta:object-count="0" meta:page-count="7" meta:paragraph-count="164" meta:word-count="488" meta:character-count="3585" meta:non-whitespace-character-count="2961"/>
  </office:meta>
</office:document-meta>
</file>